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2.3076in"/>
    </style:style>
    <style:style style:name="Table2.B" style:family="table-column">
      <style:table-column-properties style:column-width="2.0063in"/>
    </style:style>
    <style:style style:name="Table2.C" style:family="table-column">
      <style:table-column-properties style:column-width="2.60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Preformatted_20_Text"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Preformatted_20_Text">
      <style:paragraph-properties fo:margin-top="0in" fo:margin-bottom="0.1965in"/>
    </style:style>
    <style:style style:name="P4" style:family="paragraph" style:parent-style-name="Text_20_body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Table_20_Contents">
      <style:paragraph-properties style:text-autospace="none"/>
      <style:text-properties style:use-window-font-color="true"/>
    </style:style>
    <style:style style:name="P9" style:family="paragraph" style:parent-style-name="Table_20_Contents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96"/>
    </style:style>
    <style:style style:name="T5" style:family="text">
      <style:text-properties fo:color="#f5844c"/>
    </style:style>
    <style:style style:name="T6" style:family="text">
      <style:text-properties fo:color="#ff8040"/>
    </style:style>
    <style:style style:name="T7" style:family="text">
      <style:text-properties fo:color="#993300"/>
    </style:style>
    <style:style style:name="T8" style:family="text">
      <style:text-properties fo:color="#993300" fo:font-weight="bold" style:font-weight-asian="bold" style:font-weight-complex="bold"/>
    </style:style>
    <style:style style:name="T9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FREMER</text:p>
      <text:p text:style-name="P5">Usage of vocabulary in SWE standard</text:p>
      <text:p text:style-name="P5">Synthesis on July 24th, 2014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3068_649273973" text:style-name="Index_20_Link" text:visited-style-name="Index_20_Link">How and where vocabularies references are used ?<text:tab/>1</text:a></text:p>
          <text:p text:style-name="P7"><text:a xlink:type="simple" xlink:href="#__RefHeading__3070_649273973" text:style-name="Index_20_Link" text:visited-style-name="Index_20_Link">Which vocabularies lists are used ?<text:tab/>2</text:a></text:p>
          <text:p text:style-name="P7"><text:a xlink:type="simple" xlink:href="#__RefHeading__3072_649273973" text:style-name="Index_20_Link" text:visited-style-name="Index_20_Link">What is missing ? How gaps are filled ?<text:tab/>3</text:a></text:p>
        </text:index-body>
      </text:table-of-content>
      <text:p text:style-name="Standard"/>
      <text:p text:style-name="Standard"/>
      <text:p text:style-name="Standard"/>
      <text:h text:style-name="Heading_20_1" text:outline-level="1"><text:bookmark-start text:name="__RefHeading__3068_649273973"/>How and where vocabularies references are used ?<text:bookmark-end text:name="__RefHeading__3068_649273973"/></text:h>
      <text:p text:style-name="Standard"><text:span text:style-name="T1">vocabularies</text:span> or any reference to related entity are always URI. The URI are URL which resolve to an on-line resources describing the actual concept (sometime HTTP status 303 as recommended in semantic web <text:a xlink:type="simple" xlink:href="http://en.wikipedia.org/wiki/HTTP_303">http://en.wikipedia.org/wiki/HTTP_303</text:a>).</text:p>
      <text:p text:style-name="Standard"/>
      <text:p text:style-name="Text_20_body">Controlled vocabularies, lists or concepts are referenced as URI and/or label (no URN, never)</text:p>
      <text:p text:style-name="Text_20_body">At least one among list or concept is identified uniquely with an URI so that integrity of the vocabulary reference can be automatically machine-controlled.</text:p>
      <text:p text:style-name="Text_20_body">Exampl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8"><text:span text:style-name="T2"><text:s text:c="4"/></text:span><text:span text:style-name="T4">&lt;sml:classifier&gt;</text:span><text:span text:style-name="T2"><text:line-break/> <text:s text:c="15"/></text:span><text:span text:style-name="T4">&lt;sml:Term</text:span><text:span text:style-name="T5"> definition</text:span><text:span text:style-name="T6">=</text:span><text:span text:style-name="T7">"http://www.ifremer.fr/tematres/vocab/index.php?tema=51"</text:span><text:span text:style-name="T4">&gt;</text:span><text:span text:style-name="T2"><text:line-break/> <text:s text:c="19"/></text:span><text:span text:style-name="T4">&lt;sml:label&gt;</text:span><text:span text:style-name="T2">family</text:span><text:span text:style-name="T4">&lt;/sml:label&gt;</text:span><text:span text:style-name="T2"><text:line-break/> <text:s text:c="19"/></text:span><text:span text:style-name="T4">&lt;sml:codeSpace</text:span><text:span text:style-name="T5"> xlink:href</text:span><text:span text:style-name="T6">=</text:span><text:span text:style-name="T7">"</text:span><text:span text:style-name="T8">http://vocab.nerc.ac.uk/collection/L06/current/</text:span><text:span text:style-name="T7">"</text:span><text:span text:style-name="T4">/&gt;</text:span><text:span text:style-name="T2"><text:line-break/> <text:s text:c="19"/></text:span><text:span text:style-name="T4">&lt;sml:value&gt;</text:span><text:span text:style-name="T3">research vessel</text:span><text:span text:style-name="T4">&lt;/sml:value&gt;</text:span><text:span text:style-name="T2"><text:line-break/> <text:s text:c="15"/></text:span><text:span text:style-name="T4">&lt;/sml:Term&gt;</text:span><text:span text:style-name="T2"><text:line-break/> <text:s text:c="11"/></text:span><text:span text:style-name="T4">&lt;/sml:classifier&gt;</text:span></text:p>
          </table:table-cell>
        </table:table-row>
      </table:table>
      <text:p text:style-name="Text_20_body"/>
      <text:p text:style-name="Text_20_body">The vocabualry references can be checked easily with schematron rules, see:</text:p>
      <text:p text:style-name="Text_20_body"><text:a xlink:type="simple" xlink:href="http://www.ifremer.fr/isi/seadatanet/swe/sensorML/schematron/sensorml-sdn-core.sch">http://www.ifremer.fr/isi/seadatanet/swe/sensorML/schematron/sensorml-sdn-core.sch</text:a></text:p>
      <text:p text:style-name="Text_20_body"><text:a xlink:type="simple" xlink:href="http://www.ifremer.fr/isi/seadatanet/swe/om/schematron/om-sdn-core.sch">http://www.ifremer.fr/isi/seadatanet/swe/om/schematron/om-sdn-core.sch</text:a></text:p>
      <text:p text:style-name="Text_20_body"/>
      <text:p text:style-name="Text_20_body"/>
      <text:p text:style-name="Text_20_body"/>
      <text:p text:style-name="Text_20_body">Especially, it is possible to check that one concept in sensorML is actually available in an official list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reformatted_20_Text"><text:s/>&lt;!-- ###################################################### --&gt;</text:p>
            <text:p text:style-name="Preformatted_20_Text"><text:s text:c="4"/>&lt;!-- check contact's role is in the agreed list <text:s text:c="12"/>--&gt;</text:p>
            <text:p text:style-name="Preformatted_20_Text"><text:s text:c="4"/>&lt;!-- <text:s/>(list managed on tematres with skosCollection patch) <text:s/>--&gt;</text:p>
            <text:p text:style-name="Preformatted_20_Text"><text:s text:c="4"/>&lt;!-- ###################################################### --&gt; <text:s/></text:p>
            <text:p text:style-name="Preformatted_20_Text"><text:s text:c="4"/>&lt;sch:pattern&gt;</text:p>
            <text:p text:style-name="Preformatted_20_Text"><text:s text:c="8"/>&lt;sch:title&gt;control contact's role value&lt;/sch:title&gt; <text:s text:c="22"/></text:p>
            <text:p text:style-name="Preformatted_20_Text"><text:soft-page-break/><text:s text:c="8"/>&lt;sch:rule context="//gmd:role/gmd:CI_RoleCode"&gt;</text:p>
            <text:p text:style-name="Preformatted_20_Text"><text:s text:c="12"/>&lt;!-- get SKOSCollection list from HTML description list --&gt;</text:p>
            <text:p text:style-name="Preformatted_20_Text"><text:s text:c="12"/>&lt;sch:let name="skosCollectionURL" value="concat(substring-before(./@codeList, 'index.php?tema='),</text:p>
            <text:p text:style-name="Preformatted_20_Text"><text:s text:c="16"/>'xml.php?skosCollection=',</text:p>
            <text:p text:style-name="Preformatted_20_Text"><text:s text:c="16"/>substring-after(./@codeList, 'index.php?tema='))"/&gt; <text:s text:c="22"/></text:p>
            <text:p text:style-name="Preformatted_20_Text"><text:s text:c="12"/>&lt;sch:let name="codes" value="document($skosCollectionURL)" /&gt;</text:p>
            <text:p text:style-name="Preformatted_20_Text"><text:s text:c="12"/>&lt;!-- test if one prefLabel exists with the current role value --&gt;</text:p>
            <text:p text:style-name="Preformatted_20_Text"><text:s text:c="12"/>&lt;sch:assert test="$codes//skos:Concept/skos:prefLabel[normalize-space(text()) = normalize-space(current()/@codeListValue)]"&gt;</text:p>
            <text:p text:style-name="Preformatted_20_Text"><text:s text:c="16"/>&lt;sch:value-of select="./@codeListValue"/&gt; is not among prefLabel in &lt;sch:value-of select="$skosCollectionURL"/&gt; </text:p>
            <text:p text:style-name="Preformatted_20_Text"><text:s text:c="12"/>&lt;/sch:assert&gt;</text:p>
            <text:p text:style-name="Preformatted_20_Text"><text:s text:c="8"/>&lt;/sch:rule&gt;</text:p>
            <text:p text:style-name="P3"><text:s text:c="4"/>&lt;/sch:pattern&gt;</text:p>
            <text:p text:style-name="Table_20_Contents"/>
          </table:table-cell>
        </table:table-row>
      </table:table>
      <text:p text:style-name="Text_20_body"/>
      <text:p text:style-name="Text_20_body"/>
      <text:h text:style-name="Heading_20_1" text:outline-level="1"><text:bookmark-start text:name="__RefHeading__3070_649273973"/>Which vocabularies lists are used ?<text:bookmark-end text:name="__RefHeading__3070_649273973"/></text:h>
      <text:p text:style-name="Text_20_body"/>
      <text:p text:style-name="Text_20_body">The lists used are:</text:p>
      <text:p text:style-name="Text_20_body">From SeaDataNet reference vocabularies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Context</text:p>
          </table:table-cell>
          <table:table-cell table:style-name="Table2.A1" office:value-type="string">
            <text:p text:style-name="Table_20_Contents">Usage</text:p>
          </table:table-cell>
          <table:table-cell table:style-name="Table2.C1" office:value-type="string">
            <text:p text:style-name="Table_20_Contents">Source</text:p>
          </table:table-cell>
        </table:table-row>
        <table:table-row>
          <table:table-cell table:style-name="Table2.A2" office:value-type="string">
            <text:p text:style-name="Text_20_body">Fixed observatories, mooring</text:p>
          </table:table-cell>
          <table:table-cell table:style-name="Table2.A2" office:value-type="string">
            <text:p text:style-name="Text_20_body">Vertical reference of platforms (floats on sea surface, lies on sea bed, …)</text:p>
          </table:table-cell>
          <table:table-cell table:style-name="Table2.C2" office:value-type="string">
            <text:p text:style-name="P6"><text:a xlink:type="simple" xlink:href="http://vocab.nerc.ac.uk/collection/L11/current/">http://vocab.nerc.ac.uk/collection/L11/current/</text:a></text:p>
          </table:table-cell>
        </table:table-row>
        <table:table-row>
          <table:table-cell table:style-name="Table2.A2" office:value-type="string">
            <text:p text:style-name="P4">Fixed observatories, mooring, research vessels</text:p>
          </table:table-cell>
          <table:table-cell table:style-name="Table2.A2" office:value-type="string">
            <text:p text:style-name="P6">Sensor models</text:p>
          </table:table-cell>
          <table:table-cell table:style-name="Table2.C2" office:value-type="string">
            <text:p text:style-name="P6"><text:a xlink:type="simple" xlink:href="http://vocab.nerc.ac.uk/collection/L22/current/">http://vocab.nerc.ac.uk/collection/L22/current/</text:a></text:p>
          </table:table-cell>
        </table:table-row>
        <table:table-row>
          <table:table-cell table:style-name="Table2.A2" office:value-type="string">
            <text:p text:style-name="P4">Fixed observatories, mooring</text:p>
          </table:table-cell>
          <table:table-cell table:style-name="Table2.A2" office:value-type="string">
            <text:p text:style-name="P6">Measurement <text:s/>Units</text:p>
          </table:table-cell>
          <table:table-cell table:style-name="Table2.C2" office:value-type="string">
            <text:p text:style-name="P6"><text:a xlink:type="simple" xlink:href="http://vocab.nerc.ac.uk/collection/P06/current/">http://vocab.nerc.ac.uk/collection/P06/current/</text:a></text:p>
          </table:table-cell>
        </table:table-row>
        <table:table-row>
          <table:table-cell table:style-name="Table2.A2" office:value-type="string">
            <text:p text:style-name="P4">Fixed observatories, mooring</text:p>
          </table:table-cell>
          <table:table-cell table:style-name="Table2.A2" office:value-type="string">
            <text:p text:style-name="P6">Sampling feature types</text:p>
          </table:table-cell>
          <table:table-cell table:style-name="Table2.C2" office:value-type="string">
            <text:p text:style-name="P6"><text:a xlink:type="simple" xlink:href="http://vocab.nerc.ac.uk/collection/L02/current/">http://vocab.nerc.ac.uk/collection/L02/current/</text:a></text:p>
          </table:table-cell>
        </table:table-row>
        <table:table-row>
          <table:table-cell table:style-name="Table2.A2" office:value-type="string">
            <text:p text:style-name="P6">all</text:p>
          </table:table-cell>
          <table:table-cell table:style-name="Table2.A2" office:value-type="string">
            <text:p text:style-name="P6">Platform type</text:p>
          </table:table-cell>
          <table:table-cell table:style-name="Table2.C2" office:value-type="string">
            <text:p text:style-name="P1"><text:a xlink:type="simple" xlink:href="http://vocab.nerc.ac.uk/collection/L06/">http://vocab.nerc.ac.uk/collection/L06/</text:a>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1"/>
          </table:table-cell>
        </table:table-row>
      </table:table>
      <text:p text:style-name="Text_20_body"/>
      <text:p text:style-name="P4">Others</text:p>
      <text:p text:style-name="P4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0">VAIMOS</text:p>
          </table:table-cell>
          <table:table-cell table:style-name="Table3.A1" office:value-type="string">
            <text:p text:style-name="P10">Observed properties</text:p>
          </table:table-cell>
          <table:table-cell table:style-name="Table3.C1" office:value-type="string">
            <text:p text:style-name="P2"><text:a xlink:type="simple" xlink:href="http://sweet.jpl.nasa.gov/2.3/propSpaceLocation.owl">http://sweet.jpl.nasa.gov/2.3/propSpaceLocation.owl</text:a></text:p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C2" office:value-type="string">
            <text:p text:style-name="P10"/>
          </table:table-cell>
        </table:table-row>
      </table:table>
      <text:p text:style-name="P4"/>
      <text:p text:style-name="P6"><text:soft-page-break/></text:p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3072_649273973"/>What is missing ? How gaps are filled ?<text:bookmark-end text:name="__RefHeading__3072_649273973"/></text:h>
      <text:p text:style-name="Text_20_body">General reference vocabularies for SWE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Contents">Context</text:p>
          </table:table-cell>
          <table:table-cell table:style-name="Table4.A1" office:value-type="string">
            <text:p text:style-name="Table_20_Contents">Usage</text:p>
          </table:table-cell>
          <table:table-cell table:style-name="Table4.C1" office:value-type="string">
            <text:p text:style-name="Table_20_Contents">Solution (interim)</text:p>
          </table:table-cell>
        </table:table-row>
        <table:table-row>
          <table:table-cell table:style-name="Table4.A2" office:value-type="string">
            <text:p text:style-name="Table_20_Contents">All</text:p>
          </table:table-cell>
          <table:table-cell table:style-name="Table4.A2" office:value-type="string">
            <text:p text:style-name="Text_20_body">type of classifiers or identifiers</text:p>
          </table:table-cell>
          <table:table-cell table:style-name="Table4.C2" office:value-type="string">
            <text:p text:style-name="Table_20_Contents"><text:a xlink:type="simple" xlink:href="http://www.ifremer.fr/tematres/vocab/index.php?tema=46">http://www.ifremer.fr/tematres/vocab/index.php?tema=46</text:a></text:p>
            <text:p text:style-name="Table_20_Contents">(interim?)</text:p>
          </table:table-cell>
        </table:table-row>
        <table:table-row>
          <table:table-cell table:style-name="Table4.A2" office:value-type="string">
            <text:p text:style-name="Table_20_Contents">All</text:p>
          </table:table-cell>
          <table:table-cell table:style-name="Table4.A2" office:value-type="string">
            <text:p text:style-name="Table_20_Contents">Roles of contact (different from iso191115)</text:p>
          </table:table-cell>
          <table:table-cell table:style-name="Table4.C2" office:value-type="string">
            <text:p text:style-name="Table_20_Contents"><text:a xlink:type="simple" xlink:href="http://www.ifremer.fr/tematres/vocab/index.php?tema=67">http://www.ifremer.fr/tematres/vocab/index.php?tema=67</text:a></text:p>
            <text:p text:style-name="Table_20_Contents">(interim)</text:p>
          </table:table-cell>
        </table:table-row>
        <table:table-row>
          <table:table-cell table:style-name="Table4.A2" office:value-type="string">
            <text:p text:style-name="Table_20_Contents">All</text:p>
          </table:table-cell>
          <table:table-cell table:style-name="Table4.A2" office:value-type="string">
            <text:p text:style-name="Table_20_Contents">Functions of online resources for documents (different from iso19115)</text:p>
          </table:table-cell>
          <table:table-cell table:style-name="Table4.C2" office:value-type="string">
            <text:p text:style-name="Table_20_Contents"><text:a xlink:type="simple" xlink:href="http://www.ifremer.fr/tematres/vocab/index.php?tema=99">http://www.ifremer.fr/tematres/vocab/index.php?tema=99</text:a></text:p>
            <text:p text:style-name="Table_20_Contents">(interim)</text:p>
          </table:table-cell>
        </table:table-row>
      </table:table>
      <text:p text:style-name="Text_20_body"/>
      <text:p text:style-name="Text_20_body">Sensor or observation description:</text:p>
      <text:p text:style-name="Text_20_body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Table_20_Contents">Context</text:p>
          </table:table-cell>
          <table:table-cell table:style-name="Table5.A1" office:value-type="string">
            <text:p text:style-name="Table_20_Contents">Usage</text:p>
          </table:table-cell>
          <table:table-cell table:style-name="Table5.C1" office:value-type="string">
            <text:p text:style-name="Table_20_Contents">Solution (sometimes interim)</text:p>
          </table:table-cell>
        </table:table-row>
        <table:table-row>
          <table:table-cell table:style-name="Table5.A2" office:value-type="string">
            <text:p text:style-name="Table_20_Contents">All</text:p>
          </table:table-cell>
          <table:table-cell table:style-name="Table5.A2" office:value-type="string">
            <text:p text:style-name="Text_20_body">Feature of interest (Sampling feature and domain feature type)</text:p>
          </table:table-cell>
          <table:table-cell table:style-name="Table5.C2" office:value-type="string">
            <text:p text:style-name="Table_20_Contents"><text:a xlink:type="simple" xlink:href="http://www.ifremer.fr/tematres/vocab/index.php?tema=1">http://www.ifremer.fr/tematres/vocab/index.php?tema=1</text:a> (interim)</text:p>
          </table:table-cell>
        </table:table-row>
        <table:table-row>
          <table:table-cell table:style-name="Table5.A2" office:value-type="string">
            <text:p text:style-name="Table_20_Contents">All</text:p>
          </table:table-cell>
          <table:table-cell table:style-name="Table5.A2" office:value-type="string">
            <text:p text:style-name="Text_20_body">Observed properties</text:p>
          </table:table-cell>
          <table:table-cell table:style-name="Table5.C2" office:value-type="string">
            <text:p text:style-name="Table_20_Contents">NOT FOUND</text:p>
          </table:table-cell>
        </table:table-row>
        <table:table-row>
          <table:table-cell table:style-name="Table5.A2" office:value-type="string">
            <text:p text:style-name="Table_20_Contents">Fixed Observatories</text:p>
          </table:table-cell>
          <table:table-cell table:style-name="Table5.A2" office:value-type="string">
            <text:p text:style-name="Text_20_body"><text:span text:style-name="T9">Transmission mode (rela time, delayed mode, …)</text:span></text:p>
          </table:table-cell>
          <table:table-cell table:style-name="Table5.C2" office:value-type="string">
            <text:p text:style-name="Table_20_Contents">NOT FOUND</text:p>
          </table:table-cell>
        </table:table-row>
        <table:table-row>
          <table:table-cell table:style-name="Table5.A2" office:value-type="string">
            <text:p text:style-name="Table_20_Contents">Fixed Observatories</text:p>
          </table:table-cell>
          <table:table-cell table:style-name="Table5.A2" office:value-type="string">
            <text:p text:style-name="Text_20_body">Deployment status <text:span text:style-name="T9">(active, operational, test, broken, …)</text:span></text:p>
          </table:table-cell>
          <table:table-cell table:style-name="Table5.C2" office:value-type="string">
            <text:p text:style-name="Table_20_Contents">NOT FOUND</text:p>
          </table:table-cell>
        </table:table-row>
        <table:table-row>
          <table:table-cell table:style-name="Table5.A2" office:value-type="string">
            <text:p text:style-name="Table_20_Contents">IFREMER research vessel</text:p>
          </table:table-cell>
          <table:table-cell table:style-name="Table5.A2" office:value-type="string">
            <text:p text:style-name="P6">Measurements, systems output quantities (sound_speed_in_sea_water, salinity, …)</text:p>
          </table:table-cell>
          <table:table-cell table:style-name="Table5.C2" office:value-type="string">
            <text:p text:style-name="Table_20_Contents"><text:a xlink:type="simple" xlink:href="http://www.ifremer.fr/tematres/vocab/index.php?tema=105">http://www.ifremer.fr/tematres/vocab/index.php?tema=105</text:a></text:p>
            <text:p text:style-name="Table_20_Contents">(to be consolidated as IFREMER internal knowledge base business)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6"/>
          </table:table-cell>
          <table:table-cell table:style-name="Table5.C2" office:value-type="string">
            <text:p text:style-name="Table_20_Contents"/>
          </table:table-cell>
        </table:table-row>
      </table:table>
      <text:p text:style-name="Standard"/>
      <text:p text:style-name="Text_20_body"/>
      <text:p text:style-name="P4"><text:span text:style-name="T9"/></text:p>
      <text:p text:style-name="P6"><text:soft-page-break/></text:p>
      <text:p text:style-name="P6">Other specific keywords: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0">ARGO</text:p>
          </table:table-cell>
          <table:table-cell table:style-name="Table7.A1" office:value-type="string">
            <text:p text:style-name="P6">type of controller board</text:p>
          </table:table-cell>
          <table:table-cell table:style-name="Table7.C1" office:value-type="string">
            <text:p text:style-name="P10"><text:a xlink:type="simple" xlink:href="http://www.ifremer.fr/tematres/vocab/index.php?tema=21">http://www.ifremer.fr/tematres/vocab/index.php?tema=21</text:a></text:p>
            <text:p text:style-name="P10">(interim)</text:p>
          </table:table-cell>
        </table:table-row>
        <table:table-row>
          <table:table-cell table:style-name="Table7.A2" office:value-type="string">
            <text:p text:style-name="P10">ARGO</text:p>
          </table:table-cell>
          <table:table-cell table:style-name="Table7.A2" office:value-type="string">
            <text:p text:style-name="P6">version of float firmware</text:p>
          </table:table-cell>
          <table:table-cell table:style-name="Table7.C2" office:value-type="string">
            <text:p text:style-name="P10"><text:a xlink:type="simple" xlink:href="http://www.ifremer.fr/tematres/vocab/index.php?tema=24">http://www.ifremer.fr/tematres/vocab/index.php?tema=24</text:a></text:p>
            <text:p text:style-name="P10">(interim)</text:p>
          </table:table-cell>
        </table:table-row>
        <table:table-row>
          <table:table-cell table:style-name="Table7.A2" office:value-type="string">
            <text:p text:style-name="P10">ARGO</text:p>
          </table:table-cell>
          <table:table-cell table:style-name="Table7.A2" office:value-type="string">
            <text:p text:style-name="P6">positionning system</text:p>
          </table:table-cell>
          <table:table-cell table:style-name="Table7.C2" office:value-type="string">
            <text:p text:style-name="P10"><text:a xlink:type="simple" xlink:href="http://www.ifremer.fr/tematres/vocab/index.php?tema=26">http://www.ifremer.fr/tematres/vocab/index.php?tema=26</text:a></text:p>
            <text:p text:style-name="P10">(interim)</text:p>
          </table:table-cell>
        </table:table-row>
        <table:table-row>
          <table:table-cell table:style-name="Table7.A2" office:value-type="string">
            <text:p text:style-name="P10">ARGO</text:p>
          </table:table-cell>
          <table:table-cell table:style-name="Table7.A2" office:value-type="string">
            <text:p text:style-name="P6">Transmission systems</text:p>
          </table:table-cell>
          <table:table-cell table:style-name="Table7.C2" office:value-type="string">
            <text:p text:style-name="P10"><text:a xlink:type="simple" xlink:href="http://www.ifremer.fr/tematres/vocab/index.php?tema=30">http://www.ifremer.fr/tematres/vocab/index.php?tema=30</text:a></text:p>
            <text:p text:style-name="P10">(interim)</text:p>
          </table:table-cell>
        </table:table-row>
        <table:table-row>
          <table:table-cell table:style-name="Table7.A2" office:value-type="string">
            <text:p text:style-name="P10">ARGO</text:p>
          </table:table-cell>
          <table:table-cell table:style-name="Table7.A2" office:value-type="string">
            <text:p text:style-name="P6">Type of float</text:p>
          </table:table-cell>
          <table:table-cell table:style-name="Table7.C2" office:value-type="string">
            <text:p text:style-name="P10"><text:a xlink:type="simple" xlink:href="http://www.ifremer.fr/tematres/vocab/index.php?tema=36">http://www.ifremer.fr/tematres/vocab/index.php?tema=36</text:a></text:p>
            <text:p text:style-name="P10">(interim)</text:p>
          </table:table-cell>
        </table:table-row>
        <table:table-row>
          <table:table-cell table:style-name="Table7.A2" office:value-type="string">
            <text:p text:style-name="P10">ARGO</text:p>
          </table:table-cell>
          <table:table-cell table:style-name="Table7.A2" office:value-type="string">
            <text:p text:style-name="P6">ARGOS transmission programs</text:p>
          </table:table-cell>
          <table:table-cell table:style-name="Table7.C2" office:value-type="string">
            <text:p text:style-name="P10"><text:a xlink:type="simple" xlink:href="http://www.ifremer.fr/tematres/vocab/index.php?tema=43">http://www.ifremer.fr/tematres/vocab/index.php?tema=43</text:a></text:p>
            <text:p text:style-name="P10">(ifremer business)</text:p>
          </table:table-cell>
        </table:table-row>
        <table:table-row>
          <table:table-cell table:style-name="Table7.A2" office:value-type="string">
            <text:p text:style-name="P10">ARGO</text:p>
          </table:table-cell>
          <table:table-cell table:style-name="Table7.A2" office:value-type="string">
            <text:p text:style-name="P6">Type of battery</text:p>
          </table:table-cell>
          <table:table-cell table:style-name="Table7.C2" office:value-type="string">
            <text:p text:style-name="P10"><text:a xlink:type="simple" xlink:href="http://www.ifremer.fr/tematres/vocab/index.php?tema=15">http://www.ifremer.fr/tematres/vocab/index.php?tema=15</text:a></text:p>
            <text:p text:style-name="P10">(interim)</text:p>
          </table:table-cell>
        </table:table-row>
        <table:table-row>
          <table:table-cell table:style-name="Table7.A2" office:value-type="string">
            <text:p text:style-name="P10">ARGO, submarines vehicules</text:p>
          </table:table-cell>
          <table:table-cell table:style-name="Table7.A2" office:value-type="string">
            <text:p text:style-name="P9">System events</text:p>
          </table:table-cell>
          <table:table-cell table:style-name="Table7.C2" office:value-type="string">
            <text:p text:style-name="P10"><text:a xlink:type="simple" xlink:href="http://www.ifremer.fr/tematres/vocab/index.php?tema=87">http://www.ifremer.fr/tematres/vocab/index.php?tema=87</text:a></text:p>
            <text:p text:style-name="P10">(interim)</text:p>
          </table:table-cell>
        </table:table-row>
      </table:table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OUBRIEU</meta:initial-creator>
    <meta:creation-date>2014-07-24T12:05:42</meta:creation-date>
    <dc:date>2014-07-24T15:18:55</dc:date>
    <dc:creator>Thomas LOUBRIEU</dc:creator>
    <meta:editing-duration>PT3H4M56S</meta:editing-duration>
    <meta:editing-cycles>7</meta:editing-cycles>
    <meta:generator>LibreOffice/3.5$Linux_x86 LibreOffice_project/350m1$Build-2</meta:generator>
    <meta:document-statistic meta:table-count="7" meta:image-count="0" meta:object-count="0" meta:page-count="4" meta:paragraph-count="130" meta:word-count="481" meta:character-count="5193" meta:non-whitespace-character-count="4511"/>
  </office:meta>
</office:document-meta>
</file>